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1000000AF3C0B1A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1826in" table:align="margins"/>
    </style:style>
    <style:style style:name="Table1.A" style:family="table-column">
      <style:table-column-properties style:column-width="7.1826in" style:rel-column-width="65535*"/>
    </style:style>
    <style:style style:name="Table1.A1" style:family="table-cell">
      <style:table-cell-properties fo:background-color="#eeeeee" fo:padding="0in" fo:border="none" style:writing-mode="page">
        <style:background-image/>
      </style:table-cell-properties>
    </style:style>
    <style:style style:name="P1" style:family="paragraph" style:parent-style-name="Standard" style:list-style-name="L1">
      <style:paragraph-properties fo:text-align="start" style:justify-single-word="false"/>
      <style:text-properties fo:font-weight="normal" officeooo:rsid="00477a3b" officeooo:paragraph-rsid="00477a3b" style:font-weight-asian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officeooo:rsid="00466516" officeooo:paragraph-rsid="00466516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2de776" officeooo:paragraph-rsid="002e19d9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2de776" officeooo:paragraph-rsid="00440f18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2de776" officeooo:paragraph-rsid="0045b32c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306612" officeooo:paragraph-rsid="00306612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306612" officeooo:paragraph-rsid="0036afd8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306612" officeooo:paragraph-rsid="00390648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310558" officeooo:paragraph-rsid="0031055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10558" officeooo:paragraph-rsid="00310558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4a9335" officeooo:paragraph-rsid="004a9335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36bc37" officeooo:paragraph-rsid="0046773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bf714" officeooo:paragraph-rsid="00467737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1bf714" officeooo:paragraph-rsid="00241d14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45b32c" officeooo:paragraph-rsid="0046651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41d14" officeooo:paragraph-rsid="00241d1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a4aab" officeooo:paragraph-rsid="001bf714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4bb87b" officeooo:paragraph-rsid="004bb87b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373792" officeooo:paragraph-rsid="00373792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4bb87b" officeooo:paragraph-rsid="004bb87b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389953" officeooo:paragraph-rsid="00467737" style:font-weight-asian="normal" style:font-weight-complex="normal"/>
    </style:style>
    <style:style style:name="P22" style:family="paragraph" style:parent-style-name="Table_20_Contents">
      <style:text-properties officeooo:rsid="004bb87b" officeooo:paragraph-rsid="004bb87b"/>
    </style:style>
    <style:style style:name="P23" style:family="paragraph" style:parent-style-name="Table_20_Contents">
      <style:paragraph-properties fo:text-align="end" style:justify-single-word="false"/>
      <style:text-properties officeooo:rsid="004bb87b" officeooo:paragraph-rsid="004cb3a3"/>
    </style:style>
    <style:style style:name="P24" style:family="paragraph" style:parent-style-name="Table_20_Contents">
      <style:text-properties officeooo:rsid="004cb3a3" officeooo:paragraph-rsid="004cb3a3"/>
    </style:style>
    <style:style style:name="P25" style:family="paragraph" style:parent-style-name="Table_20_Contents">
      <style:paragraph-properties fo:text-align="end" style:justify-single-word="false"/>
      <style:text-properties officeooo:rsid="004cb3a3" officeooo:paragraph-rsid="004cb3a3"/>
    </style:style>
    <style:style style:name="T1" style:family="text">
      <style:text-properties officeooo:rsid="00310558"/>
    </style:style>
    <style:style style:name="T2" style:family="text">
      <style:text-properties officeooo:rsid="0036afd8"/>
    </style:style>
    <style:style style:name="T3" style:family="text">
      <style:text-properties officeooo:rsid="00373792"/>
    </style:style>
    <style:style style:name="T4" style:family="text">
      <style:text-properties officeooo:rsid="00390648"/>
    </style:style>
    <style:style style:name="T5" style:family="text">
      <style:text-properties officeooo:rsid="003b8d87"/>
    </style:style>
    <style:style style:name="T6" style:family="text">
      <style:text-properties officeooo:rsid="0045b32c"/>
    </style:style>
    <style:style style:name="T7" style:family="text">
      <style:text-properties officeooo:rsid="0048bf69"/>
    </style:style>
    <style:style style:name="T8" style:family="text">
      <style:text-properties style:text-position="super 58%"/>
    </style:style>
    <style:style style:name="T9" style:family="text">
      <style:text-properties officeooo:rsid="004bb123"/>
    </style:style>
    <style:style style:name="T10" style:family="text">
      <style:text-properties officeooo:rsid="00389953"/>
    </style:style>
    <style:style style:name="T11" style:family="text">
      <style:text-properties officeooo:rsid="003c9b2a"/>
    </style:style>
    <style:style style:name="T12" style:family="text">
      <style:text-properties officeooo:rsid="004268d9"/>
    </style:style>
    <style:style style:name="T13" style:family="text">
      <style:text-properties officeooo:rsid="00440f18"/>
    </style:style>
    <style:style style:name="T14" style:family="text">
      <style:text-properties officeooo:rsid="0046651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MIDTERM</text:p>
      <text:p text:style-name="P20">Each question is 20 points </text:p>
      <text:p text:style-name="P20">Duration : 1 hour</text:p>
      <text:p text:style-name="P18">You may answer the questions on the back of the paper.</text:p>
      <text:p text:style-name="P16"/>
      <text:list text:style-name="L1">
        <text:list-item>
          <text:p text:style-name="P1">What is Variance? ( You may explain in plain english, or give the formula of variance, or <text:span text:style-name="T7">explain it using an example)</text:span> </text:p>
        </text:list-item>
      </text:list>
      <text:p text:style-name="P17"/>
      <text:list text:continue-numbering="true" text:style-name="L1">
        <text:list-item>
          <text:p text:style-name="P1">What are the complexity reduction strategies ( 3 strategies are enough)? Give short explanations for each one. </text:p>
        </text:list-item>
      </text:list>
      <text:p text:style-name="P17"/>
      <text:list text:continue-numbering="true" text:style-name="L1">
        <text:list-item>
          <text:p text:style-name="P12"><text:span text:style-name="T10">Find </text:span>the time complexity <text:span text:style-name="T10">formula </text:span>of the <text:span text:style-name="T10">following algorithm as a function of N matrice’s number of columns.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1">def <text:s/>a_function( square_matrix): <text:s/>## add coordinates of the matrix elements to the value in the element.</text:p>
            <text:p text:style-name="P21"><text:s text:c="7"/>N=square_matrix.shape[0]</text:p>
            <text:p text:style-name="P21"><text:s text:c="7"/>for i in range(N):</text:p>
            <text:p text:style-name="P21"><text:s text:c="12"/>for j in range(N):</text:p>
            <text:p text:style-name="P21"><text:s text:c="19"/>square_matrix[i][j]=square_matrix[i][j]+i+j</text:p>
            <text:p text:style-name="P21"><text:s text:c="7"/>return square_matrix</text:p>
          </table:table-cell>
        </table:table-row>
      </table:table>
      <text:p text:style-name="P13"/>
      <text:list text:continue-numbering="true" text:style-name="L1">
        <text:list-item>
          <text:p text:style-name="P4"><text:span text:style-name="T11">Draw object oriented design boxes of the following </text:span><text:span text:style-name="T12">object oriented design : </text:span></text:p>
          <text:list>
            <text:list-item>
              <text:p text:style-name="P5"><text:span text:style-name="T13">A </text:span><text:span text:style-name="T6">vehicle object that</text:span><text:span text:style-name="T13"> has </text:span></text:p>
              <text:list>
                <text:list-item>
                  <text:p text:style-name="P5"><text:span text:style-name="T14">A</text:span><text:span text:style-name="T13">n engine, </text:span><text:span text:style-name="T6">four wheels, a chassis, </text:span><text:span text:style-name="T14">a body, </text:span><text:span text:style-name="T6">two front lights, two rear lights as attributes.</text:span></text:p>
                </text:list-item>
                <text:list-item>
                  <text:p text:style-name="P2">accelerate(speed), decelerate(speed), set_direction(alfa,beta) as methods. </text:p>
                </text:list-item>
              </text:list>
            </text:list-item>
            <text:list-item>
              <text:p text:style-name="P15">A car is <text:span text:style-name="T14">a vehicle and overrides the accelerate and decelarate methods.</text:span></text:p>
            </text:list-item>
            <text:list-item>
              <text:p text:style-name="P2">A truck is a vehicle and overrides the set_direction(alfa,beta) method. </text:p>
            </text:list-item>
          </text:list>
        </text:list-item>
      </text:list>
      <text:p text:style-name="P3"><text:s text:c="13"/></text:p>
      <text:list text:continue-numbering="true" text:style-name="L1">
        <text:list-header>
          <text:p text:style-name="P14"/>
        </text:list-header>
        <text:list-item>
          <text:p text:style-name="P6"><text:span text:style-name="T3">Matplotlib</text:span> <text:s/><text:span text:style-name="T1">functions (writing only name is enough)</text:span>:</text:p>
          <text:list>
            <text:list-item>
              <text:p text:style-name="P7">What is the name of the <text:span text:style-name="T3">matplotlib</text:span> function tha<text:span text:style-name="T2">t </text:span><text:span text:style-name="T3">draws</text:span><text:span text:style-name="T2"> </text:span><text:span text:style-name="T3">a list X and it’s corresponding list Y as connected lines</text:span>:</text:p>
              <text:p text:style-name="P6"/>
            </text:list-item>
            <text:list-item>
              <text:p text:style-name="P8">What is the name of the <text:span text:style-name="T3">matplotlib</text:span> function that <text:span text:style-name="T3">draws a list X and it’s corresponding list Y as </text:span><text:span text:style-name="T4">individual points or circles</text:span>:</text:p>
              <text:p text:style-name="P6"/>
            </text:list-item>
            <text:list-item>
              <text:p text:style-name="P8">What is the name of the <text:span text:style-name="T3">matplotlib</text:span> function that <text:span text:style-name="T3">draws </text:span><text:span text:style-name="T4">histogram of the values in a list</text:span> : </text:p>
              <text:p text:style-name="P6"/>
            </text:list-item>
            <text:list-item>
              <text:p text:style-name="P9">What is the name of the <text:span text:style-name="T3">matplotlib</text:span> function th<text:span text:style-name="T4">at draws </text:span><text:span text:style-name="T5">multiple plots in the same figure</text:span> :</text:p>
            </text:list-item>
          </text:list>
        </text:list-item>
      </text:list>
      <text:p text:style-name="P10"/>
      <text:p text:style-name="P10"/>
      <text:list text:continue-numbering="true" text:style-name="L1">
        <text:list-item>
          <text:p text:style-name="P11">Compare the following complexity functions, <text:span text:style-name="T9">and </text:span>put them in order<text:span text:style-name="T9"> </text:span>:</text:p>
          <text:list>
            <text:list-item>
              <text:p text:style-name="P11">O(n)</text:p>
            </text:list-item>
            <text:list-item>
              <text:p text:style-name="P11">O(n.log(n))</text:p>
            </text:list-item>
            <text:list-item>
              <text:p text:style-name="P11">O(n<text:span text:style-name="T8">2</text:span>)</text:p>
            </text:list-item>
            <text:list-item>
              <text:p text:style-name="P11">O(log(n)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7.1826in" table:align="margins"/>
    </style:style>
    <style:style style:name="Table2.A" style:family="table-column">
      <style:table-column-properties style:column-width="1.8111in" style:rel-column-width="2610*"/>
    </style:style>
    <style:style style:name="Table2.B" style:family="table-column">
      <style:table-column-properties style:column-width="2.9944in" style:rel-column-width="4315*"/>
    </style:style>
    <style:style style:name="Table2.C" style:family="table-column">
      <style:table-column-properties style:column-width="0.8653in" style:rel-column-width="1247*"/>
    </style:style>
    <style:style style:name="Table2.D" style:family="table-column">
      <style:table-column-properties style:column-width="0.1792in" style:rel-column-width="258*"/>
    </style:style>
    <style:style style:name="Table2.E" style:family="table-column">
      <style:table-column-properties style:column-width="1.3326in" style:rel-column-width="1920*"/>
    </style:style>
    <style:style style:name="Table2.1" style:family="table-row">
      <style:table-row-properties style:min-row-height="0.75in"/>
    </style:style>
    <style:style style:name="Table2.A1" style:family="table-cell">
      <style:table-cell-properties fo:padding="0in" fo:border="none" style:writing-mode="page"/>
    </style:style>
    <style:style style:name="Table2.2" style:family="table-row">
      <style:table-row-properties style:min-row-height="0.1875in"/>
    </style:style>
    <style:style style:name="MP1" style:family="paragraph" style:parent-style-name="Table_20_Contents">
      <style:paragraph-properties fo:text-align="end" style:justify-single-word="false"/>
      <style:text-properties officeooo:rsid="004bb87b" officeooo:paragraph-rsid="004cb3a3"/>
    </style:style>
    <style:style style:name="MP2" style:family="paragraph" style:parent-style-name="Table_20_Contents">
      <style:text-properties officeooo:rsid="004bb87b" officeooo:paragraph-rsid="004bb87b"/>
    </style:style>
    <style:style style:name="MP3" style:family="paragraph" style:parent-style-name="Table_20_Contents">
      <style:paragraph-properties fo:text-align="end" style:justify-single-word="false"/>
      <style:text-properties officeooo:rsid="004cb3a3" officeooo:paragraph-rsid="004cb3a3"/>
    </style:style>
    <style:style style:name="MP4" style:family="paragraph" style:parent-style-name="Table_20_Contents">
      <style:text-properties officeooo:rsid="004cb3a3" officeooo:paragraph-rsid="004cb3a3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1in" fo:margin-bottom="0.7874in" fo:margin-left="0.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rows-spanned="3" office:value-type="string">
              <text:p text:style-name="Table_20_Contents"/>
              <text:p text:style-name="Table_20_Contents"><draw:frame draw:style-name="Mfr1" draw:name="Resim 6" text:anchor-type="char" svg:x="0in" svg:y="-0.0008in" svg:width="1.7709in" svg:height="0.9583in" draw:z-index="0"><draw:image xlink:href="Pictures/1000000000000111000000AF3C0B1AC0.jpg" xlink:type="simple" xlink:show="embed" xlink:actuate="onLoad" draw:mime-type="image/jpeg"/><svg:desc>logo, grafik, grafik tasarım, tasarım içeren bir resim

Açıklama otomatik olarak oluşturuldu</svg:desc></draw:frame></text:p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2"/>
            </table:table-cell>
          </table:table-row>
          <table:table-row table:style-name="Table2.2">
            <table:covered-table-cell table:style-name="Table2.A1"/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MP1">NAME</text:p>
            </table:table-cell>
            <table:table-cell table:style-name="Table2.A1" office:value-type="string">
              <text:p text:style-name="MP2"><text:s/>:</text:p>
            </table:table-cell>
            <table:table-cell table:style-name="Table2.A1" office:value-type="string">
              <text:p text:style-name="MP2"/>
            </table:table-cell>
          </table:table-row>
          <table:table-row table:style-name="Table2.2">
            <table:covered-table-cell table:style-name="Table2.A1"/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MP3">SURNAME</text:p>
            </table:table-cell>
            <table:table-cell table:style-name="Table2.A1" office:value-type="string">
              <text:p text:style-name="MP4"><text:s/>:</text:p>
            </table:table-cell>
            <table:table-cell table:style-name="Table2.A1" office:value-type="string">
              <text:p text:style-name="MP4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2:27:21.216090052</meta:creation-date>
    <dc:date>2025-11-09T12:45:07.171422960</dc:date>
    <meta:editing-duration>P1DT12H55M8S</meta:editing-duration>
    <meta:editing-cycles>30</meta:editing-cycles>
    <meta:generator>LibreOffice/24.2.7.2$Linux_X86_64 LibreOffice_project/420$Build-2</meta:generator>
    <meta:document-statistic meta:table-count="2" meta:image-count="1" meta:object-count="0" meta:page-count="1" meta:paragraph-count="34" meta:word-count="290" meta:character-count="1777" meta:non-whitespace-character-count="1461"/>
  </office:meta>
</office:document-meta>
</file>